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DE000000C2DF67744740C0EEB5.png" manifest:media-type="image/png"/>
  <manifest:file-entry manifest:full-path="Pictures/10000201000002F9000001F5D0DD702168C65032.png" manifest:media-type="image/png"/>
  <manifest:file-entry manifest:full-path="Pictures/10000201000002B3000002B352F2EF5E17DE94FC.png" manifest:media-type="image/png"/>
  <manifest:file-entry manifest:full-path="Pictures/10000201000005DE00000385376B43A6FC1C9FAF.png" manifest:media-type="image/png"/>
  <manifest:file-entry manifest:full-path="Pictures/10000201000002DE000000C215E3F0757A3CA20A.png" manifest:media-type="image/png"/>
  <manifest:file-entry manifest:full-path="Pictures/10000201000002B700000350D0E71F55A94D03D5.png" manifest:media-type="image/png"/>
  <manifest:file-entry manifest:full-path="Pictures/10000201000002B7000003508A8386766B03FBAE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.8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3465a4" draw:fill="solid" draw:fill-color="#b2b2b2" draw:opacity="20%" draw:textarea-horizontal-align="justify" draw:textarea-vertical-align="middle" draw:auto-grow-height="false" fo:min-height="4.55cm" fo:min-width="20.089cm" draw:shadow-opacity="20%"/>
    </style:style>
    <style:style style:name="gr5" style:family="graphic" style:parent-style-name="standard">
      <style:graphic-properties draw:stroke="none" svg:stroke-color="#3465a4" draw:fill="solid" draw:fill-color="#b2b2b2" draw:opacity="20%" draw:textarea-horizontal-align="justify" draw:textarea-vertical-align="middle" draw:auto-grow-height="false" fo:min-height="5.85cm" fo:min-width="20.089cm" draw:shadow-opacity="20%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5.239cm, 6.66cm, 10.499cm, 5.192cm)" draw:image-opacity="100%" style:mirror="none"/>
    </style:style>
    <style:style style:name="gr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0.999cm, 0cm, 0cm, 0cm)" draw:image-opacity="100%" style:mirror="none"/>
    </style:style>
    <style:style style:name="gr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538cm, 0cm, 16.4cm, 4.651cm)" draw:image-opacity="100%" style:mirror="none"/>
    </style:style>
    <style:style style:name="gr1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511cm, 0cm, 16.389cm, 4.198cm)" draw:image-opacity="100%" style:mirror="none"/>
    </style:style>
    <style:style style:name="gr1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5.149cm, 6.654cm, 10.589cm, 4.198cm)" draw:image-opacity="100%" style:mirror="none"/>
    </style:style>
    <style:style style:name="gr1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0.948cm, 0cm, 0cm, 0cm)" draw:image-opacity="100%" style:mirror="none"/>
    </style:style>
    <style:style style:name="gr1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5.239cm, 6.66cm, 15.5cm, 5.192cm)" draw:image-opacity="100%" style:mirror="none"/>
    </style:style>
    <style:style style:name="gr15" style:family="graphic" style:parent-style-name="standard">
      <style:graphic-properties draw:stroke="none" svg:stroke-color="#3465a4" draw:fill="solid" draw:fill-color="#ffffff" draw:textarea-horizontal-align="justify" draw:textarea-vertical-align="middle" draw:auto-grow-height="false" fo:min-height="0.55cm" fo:min-width="5.1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-notes">
      <style:graphic-properties draw:fill-color="#ffffff" fo:min-height="12.57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="solid" draw:fill-color="#b2b2b2" draw:opacity="20%"/>
      <style:paragraph-properties fo:text-align="center"/>
    </style:style>
    <style:style style:name="P4" style:family="paragraph">
      <loext:graphic-properties draw:fill="none" draw:fill-color="#ffffff"/>
      <style:text-properties fo:color="#808080"/>
    </style:style>
    <style:style style:name="P5" style:family="paragraph">
      <style:paragraph-properties fo:text-align="center"/>
    </style:style>
    <style:style style:name="P6" style:family="paragraph">
      <loext:graphic-properties draw:fill="solid" draw:fill-color="#ffffff"/>
      <style:paragraph-properties fo:text-align="center"/>
    </style:style>
    <style:style style:name="P7" style:family="paragraph">
      <style:text-properties fo:font-weight="bold" style:font-weight-asian="bold" style:font-weight-complex="bold"/>
    </style:style>
    <style:style style:name="P8" style:family="paragraph">
      <loext:graphic-properties draw:fill="none" draw:fill-color="#ffffff"/>
      <style:text-properties fo:font-weight="bold" style:font-weight-asian="bold" style:font-weight-complex="bold"/>
    </style:style>
    <style:style style:name="T1" style:family="text">
      <style:text-properties fo:color="#808080"/>
    </style:style>
    <style:style style:name="T2" style:family="text">
      <style:text-properties fo:color="#808080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38.15cm" svg:height="22.884cm" svg:x="0.45cm" svg:y="0.8cm">
          <draw:image xlink:href="Pictures/10000201000005DE00000385376B43A6FC1C9FAF.png" xlink:type="simple" xlink:show="embed" xlink:actuate="onLoad">
            <text:p/>
          </draw:image>
        </draw:frame>
        <draw:frame draw:style-name="gr2" draw:text-style-name="P1" draw:layer="layout" svg:width="18.527cm" svg:height="12.724cm" svg:x="38.157cm" svg:y="1.028cm">
          <draw:image xlink:href="Pictures/10000201000002F9000001F5D0DD702168C65032.png" xlink:type="simple" xlink:show="embed" xlink:actuate="onLoad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1" draw:text-style-name="P1" draw:layer="layout" svg:width="17.55cm" svg:height="17.55cm" svg:x="20.05cm" svg:y="4.85cm">
          <draw:image xlink:href="Pictures/10000201000002B3000002B352F2EF5E17DE94FC.png" xlink:type="simple" xlink:show="embed" xlink:actuate="onLoad">
            <text:p/>
          </draw:image>
        </draw:frame>
        <draw:custom-shape draw:style-name="gr4" draw:text-style-name="P3" draw:layer="layout" svg:width="20.589cm" svg:height="4.8cm" svg:x="16.8cm" svg:y="7.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0.589cm" svg:height="6.1cm" svg:x="16.8cm" svg:y="13.1cm">
          <text:p/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8.6cm" svg:height="2.384cm" svg:x="17cm" svg:y="8.9cm">
          <draw:text-box>
            <text:p><text:span text:style-name="T1">Software used to </text:span></text:p>
            <text:p><text:span text:style-name="T2">generate</text:span><text:span text:style-name="T1"> statistical </text:span></text:p>
            <text:p><text:span text:style-name="T1">maps</text:span></text:p>
          </draw:text-box>
        </draw:frame>
        <draw:frame draw:style-name="gr6" draw:text-style-name="P4" draw:layer="layout" svg:width="8.6cm" svg:height="2.384cm" svg:x="17cm" svg:y="15.2cm">
          <draw:text-box>
            <text:p><text:span text:style-name="T1">Method used to </text:span></text:p>
            <text:p><text:span text:style-name="T2">test</text:span><text:span text:style-name="T1"> statistical </text:span></text:p>
            <text:p><text:span text:style-name="T1">maps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7" draw:text-style-name="P5" draw:layer="layout" svg:width="5.799cm" svg:height="5.799cm" svg:x="28cm" svg:y="3.5cm">
          <draw:image xlink:href="Pictures/10000201000002B700000350D0E71F55A94D03D5.png" xlink:type="simple" xlink:show="embed" xlink:actuate="onLoad">
            <text:p/>
          </draw:image>
        </draw:frame>
        <draw:frame draw:style-name="gr8" draw:text-style-name="P5" draw:layer="layout" svg:width="17.652cm" svg:height="10.538cm" svg:x="16cm" svg:y="9.262cm">
          <draw:image xlink:href="Pictures/10000201000002B700000350D0E71F55A94D03D5.png" xlink:type="simple" xlink:show="embed" xlink:actuate="onLoad">
            <text:p/>
          </draw:image>
        </draw:frame>
        <draw:frame draw:style-name="gr9" draw:text-style-name="P5" draw:layer="layout" svg:width="13cm" svg:height="4.599cm" svg:x="14.8cm" svg:y="3.901cm">
          <draw:image xlink:href="Pictures/10000201000002B700000350D0E71F55A94D03D5.png" xlink:type="simple" xlink:show="embed" xlink:actuate="onLoad">
            <text:p/>
          </draw:image>
        </draw:frame>
        <draw:frame draw:style-name="gr10" draw:text-style-name="P5" draw:layer="layout" svg:width="18.643cm" svg:height="4.927cm" svg:x="15.2cm" svg:y="19.8cm">
          <draw:image xlink:href="Pictures/10000201000002DE000000C215E3F0757A3CA20A.png" xlink:type="simple" xlink:show="embed" xlink:actuate="onLoad">
            <text:p/>
          </draw:image>
        </draw:frame>
        <draw:g>
          <draw:frame draw:style-name="gr11" draw:text-style-name="P5" draw:layer="layout" svg:width="13.453cm" svg:height="4.637cm" svg:x="35.304cm" svg:y="2.936cm">
            <draw:image xlink:href="Pictures/10000201000002B7000003508A8386766B03FBAE.png" xlink:type="simple" xlink:show="embed" xlink:actuate="onLoad">
              <text:p/>
            </draw:image>
          </draw:frame>
          <draw:frame draw:style-name="gr12" draw:text-style-name="P5" draw:layer="layout" svg:width="6.799cm" svg:height="5.799cm" svg:x="47.957cm" svg:y="2.536cm">
            <draw:image xlink:href="Pictures/10000201000002B7000003508A8386766B03FBAE.png" xlink:type="simple" xlink:show="embed" xlink:actuate="onLoad">
              <text:p/>
            </draw:image>
          </draw:frame>
          <draw:frame draw:style-name="gr13" draw:text-style-name="P5" draw:layer="layout" svg:width="17.652cm" svg:height="10.589cm" svg:x="36.957cm" svg:y="8.372cm">
            <draw:image xlink:href="Pictures/10000201000002B7000003508A8386766B03FBAE.png" xlink:type="simple" xlink:show="embed" xlink:actuate="onLoad">
              <text:p/>
            </draw:image>
          </draw:frame>
          <draw:frame draw:style-name="gr10" draw:text-style-name="P5" draw:layer="layout" svg:width="18.643cm" svg:height="4.927cm" svg:x="36.157cm" svg:y="18.873cm">
            <draw:image xlink:href="Pictures/10000201000002DE000000C2DF67744740C0EEB5.png" xlink:type="simple" xlink:show="embed" xlink:actuate="onLoad">
              <text:p/>
            </draw:image>
          </draw:frame>
        </draw:g>
        <draw:g>
          <draw:frame draw:style-name="gr14" draw:text-style-name="P5" draw:layer="layout" svg:width="5.799cm" svg:height="0.798cm" svg:x="23.7cm" svg:y="8.6cm">
            <draw:image xlink:href="Pictures/10000201000002B700000350D0E71F55A94D03D5.png" xlink:type="simple" xlink:show="embed" xlink:actuate="onLoad">
              <text:p/>
            </draw:image>
          </draw:frame>
          <draw:custom-shape draw:style-name="gr15" draw:text-style-name="P6" draw:layer="layout" svg:width="5.6cm" svg:height="0.8cm" svg:x="19.4cm" svg:y="3.2cm">
            <text:p/>
            <draw:enhanced-geometry svg:viewBox="0 0 21600 21600" draw:type="rectangle" draw:enhanced-path="M 0 0 L 21600 0 21600 21600 0 21600 0 0 Z N"/>
          </draw:custom-shape>
          <draw:frame draw:style-name="gr16" draw:text-style-name="P8" draw:layer="layout" svg:width="1.4cm" svg:height="0.962cm" svg:x="14.6cm" svg:y="3.2cm">
            <draw:text-box>
              <text:p text:style-name="P7"><text:span text:style-name="T3">A)</text:span></text:p>
            </draw:text-box>
          </draw:frame>
          <draw:frame draw:style-name="gr16" draw:text-style-name="P8" draw:layer="layout" svg:width="1.4cm" svg:height="0.962cm" svg:x="28.2cm" svg:y="3.2cm">
            <draw:text-box>
              <text:p text:style-name="P7"><text:span text:style-name="T3">B)</text:span></text:p>
            </draw:text-box>
          </draw:frame>
          <draw:frame draw:style-name="gr16" draw:text-style-name="P8" draw:layer="layout" svg:width="1.4cm" svg:height="0.962cm" svg:x="14.6cm" svg:y="19.138cm">
            <draw:text-box>
              <text:p text:style-name="P7"><text:span text:style-name="T3">D)</text:span></text:p>
            </draw:text-box>
          </draw:frame>
          <draw:frame draw:style-name="gr16" draw:text-style-name="P8" draw:layer="layout" svg:width="1.4cm" svg:height="0.962cm" svg:x="14.6cm" svg:y="8.838cm">
            <draw:text-box>
              <text:p text:style-name="P7"><text:span text:style-name="T3">C)</text:span></text:p>
            </draw:text-box>
          </draw:frame>
        </draw:g>
        <presentation:notes draw:style-name="dp2">
          <draw:page-thumbnail draw:style-name="gr3" draw:layer="layout" svg:width="18.624cm" svg:height="10.476cm" svg:x="1.482cm" svg:y="2.123cm" draw:page-number="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952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60.9000015258789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761cm" fo:margin-bottom="0cm" fo:text-indent="0cm"/>
      <style:text-properties fo:font-size="53.2999992370606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571cm" fo:margin-bottom="0cm" fo:text-indent="0cm"/>
      <style:text-properties fo:font-size="45.700000762939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38cm" fo:margin-bottom="0cm" fo:text-indent="0cm"/>
      <style:text-properties fo:font-size="38.0999984741211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9cm" fo:margin-bottom="0cm" fo:text-indent="0cm"/>
      <style:text-properties fo:font-size="38.0999984741211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9cm" fo:margin-bottom="0cm" fo:text-indent="0cm"/>
      <style:text-properties fo:font-size="38.0999984741211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9cm" fo:margin-bottom="0cm" fo:text-indent="0cm"/>
      <style:text-properties fo:font-size="38.0999984741211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9cm" fo:margin-bottom="0cm" fo:text-indent="0cm"/>
      <style:text-properties fo:font-size="38.0999984741211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9cm" fo:margin-bottom="0cm" fo:text-indent="0cm"/>
      <style:text-properties fo:font-size="38.0999984741211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83.8000030517578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60cm" fo:page-height="30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4.646cm" svg:x="1cm" svg:y="3.597cm"/>
      <draw:page-thumbnail draw:layer="backgroundobjects" svg:width="9.294cm" svg:height="4.646cm" svg:x="1cm" svg:y="11.645cm"/>
      <draw:page-thumbnail draw:layer="backgroundobjects" svg:width="9.294cm" svg:height="4.646cm" svg:x="1cm" svg:y="19.693cm"/>
      <draw:page-thumbnail draw:layer="backgroundobjects" svg:width="9.294cm" svg:height="4.646cm" svg:x="11.295cm" svg:y="3.597cm"/>
      <draw:page-thumbnail draw:layer="backgroundobjects" svg:width="9.294cm" svg:height="4.646cm" svg:x="11.295cm" svg:y="11.645cm"/>
      <draw:page-thumbnail draw:layer="backgroundobjects" svg:width="9.294cm" svg:height="4.646cm" svg:x="11.295cm" svg:y="19.693cm"/>
    </style:handout-master>
    <style:master-page style:name="Default" style:page-layout-name="PM1" draw:style-name="Mdp1">
      <draw:frame presentation:style-name="Default-title" draw:layer="backgroundobjects" svg:width="53.998cm" svg:height="5.008cm" svg:x="3cm" svg:y="1.196cm" presentation:class="title" presentation:placeholder="true">
        <draw:text-box/>
      </draw:frame>
      <draw:frame presentation:style-name="Default-outline1" draw:layer="backgroundobjects" svg:width="53.998cm" svg:height="17.398cm" svg:x="3cm" svg:y="7.019cm" presentation:class="outline" presentation:placeholder="true">
        <draw:text-box/>
      </draw:frame>
      <draw:frame presentation:style-name="Mpr1" draw:text-style-name="MP2" draw:layer="backgroundobjects" svg:width="13.978cm" svg:height="2.067cm" svg:x="3cm" svg:y="27.329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9.018cm" svg:height="2.067cm" svg:x="20.52cm" svg:y="27.329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13.978cm" svg:height="2.067cm" svg:x="43.02cm" svg:y="27.329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25T15:15:04.833852344</meta:creation-date>
    <dc:date>2019-12-10T23:25:53.603644638</dc:date>
    <meta:editing-duration>PT1H59M21S</meta:editing-duration>
    <meta:editing-cycles>3</meta:editing-cycles>
    <meta:generator>LibreOffice/6.0.7.3$Linux_X86_64 LibreOffice_project/00m0$Build-3</meta:generator>
    <meta:document-statistic meta:object-count="50"/>
  </office:meta>
</office:document-meta>
</file>